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3.3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Speech-to-text from GTK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2.629cm" svg:x="1.4cm" svg:y="0.628cm" presentation:class="title">
          <draw:text-box>
            <text:p>Communication</text:p>
          </draw:text-box>
        </draw:frame>
        <draw:custom-shape draw:style-name="gr2" draw:text-style-name="P2" draw:layer="layout" svg:width="3.8cm" svg:height="2.2cm" svg:x="8.1cm" svg:y="4.8cm">
          <text:p text:style-name="P2">GTK</text:p>
          <text:p text:style-name="P2">GU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cm" svg:height="2.2cm" svg:x="15.9cm" svg:y="4.8cm">
          <text:p text:style-name="P2">Coqui STT</text:p>
          <text:p text:style-name="P2">Dock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cm" svg:height="2.2cm" svg:x="12.1cm" svg:y="9.6cm">
          <text:p text:style-name="P2">Redis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6cm" svg:y1="7.4cm" svg:x2="11.6cm" svg:y2="9.8cm">
          <text:p/>
        </draw:line>
        <draw:line draw:style-name="gr3" draw:text-style-name="P3" draw:layer="layout" svg:x1="16cm" svg:y1="9.8cm" svg:x2="18.2cm" svg:y2="7.4cm">
          <text:p/>
        </draw:line>
        <draw:line draw:style-name="gr3" draw:text-style-name="P3" draw:layer="layout" svg:x1="16.8cm" svg:y1="7.4cm" svg:x2="15cm" svg:y2="9.2cm">
          <text:p/>
        </draw:line>
        <draw:line draw:style-name="gr3" draw:text-style-name="P3" draw:layer="layout" svg:x1="12.6cm" svg:y1="9.2cm" svg:x2="11.2cm" svg:y2="7.4cm">
          <text:p/>
        </draw:line>
        <draw:frame draw:style-name="gr4" draw:text-style-name="P4" draw:layer="layout" svg:width="4.054cm" svg:height="1.673cm" svg:x="3.4cm" svg:y="5.127cm">
          <draw:text-box>
            <text:p>sounddevice</text:p>
            <text:p>library</text:p>
          </draw:text-box>
        </draw:frame>
        <draw:frame draw:style-name="gr4" draw:text-style-name="P4" draw:layer="layout" svg:width="3.351cm" svg:height="0.962cm" svg:x="7.3cm" svg:y="8.228cm">
          <draw:text-box>
            <text:p>audio/wav</text:p>
          </draw:text-box>
        </draw:frame>
        <draw:frame draw:style-name="gr4" draw:text-style-name="P4" draw:layer="layout" svg:width="3.351cm" svg:height="0.962cm" svg:x="17.301cm" svg:y="8.228cm">
          <draw:text-box>
            <text:p>audio/wav</text:p>
          </draw:text-box>
        </draw:frame>
        <draw:frame draw:style-name="gr4" draw:text-style-name="P4" draw:layer="layout" svg:width="3.11cm" svg:height="0.962cm" svg:x="12.301cm" svg:y="7.228cm">
          <draw:text-box>
            <text:p>transcript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7T19:36:09.339464362</meta:creation-date>
    <dc:date>2022-09-27T19:44:00.362245540</dc:date>
    <meta:editing-duration>PT7M51S</meta:editing-duration>
    <meta:editing-cycles>1</meta:editing-cycles>
    <meta:document-statistic meta:object-count="38"/>
    <meta:generator>LibreOffice/6.4.7.2$Linux_X86_64 LibreOffice_project/40$Build-2</meta:generator>
  </office:meta>
</office:document-meta>
</file>